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39in"/>
    </style:style>
    <style:style style:name="co3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To Verify&quot;;&quot;To-Do&quot;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Time Required [hours]</text:p>
          </table:table-cell>
          <table:table-cell/>
          <table:table-cell office:value-type="string" calcext:value-type="string">
            <text:p>Total Workload</text:p>
          </table:table-cell>
          <table:table-cell office:value-type="string" calcext:value-type="string">
            <text:p>Time [hours]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a binary2string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formula="of:=SUMIF([.$D$1:.$D$1048576];[.$H2];[.$F$1:.$F$1048576])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the main en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Verify</text:p>
          </table:table-cell>
          <table:table-cell table:formula="of:=SUMIF([.$D$1:.$D$1048576];[.$H3];[.$F$1:.$F$1048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the string2binary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Progress</text:p>
          </table:table-cell>
          <table:table-cell table:formula="of:=SUMIF([.$D$1:.$D$1048576];[.$H4];[.$F$1:.$F$1048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the XOR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-Do</text:p>
          </table:table-cell>
          <table:table-cell table:formula="of:=SUMIF([.$D$1:.$D$1048576];[.$H5];[.$F$1:.$F$1048576])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 the main de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I2:.I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y must be able to follow the size of the plaintex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x the key length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users to input a string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igate and improve the hash functio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hash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igate and improve the random function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random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 in order to accept files as arguments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accept files as input</text:p>
          </table:table-cell>
          <table:table-cell table:content-validation-name="val1"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accept files as input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k the program into encryption and decryption pieces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6:46:59.533138731</meta:creation-date>
    <dc:date>2022-02-23T07:03:24.171782715</dc:date>
    <meta:editing-duration>PT16M14S</meta:editing-duration>
    <meta:editing-cycles>19</meta:editing-cycles>
    <meta:generator>LibreOffice/6.4.7.2$Linux_X86_64 LibreOffice_project/40$Build-2</meta:generator>
    <meta:document-statistic meta:table-count="1" meta:cell-count="104" meta:object-count="0"/>
  </office:meta>
</office:document-meta>
</file>